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4.56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PageStyle_5f_Option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/>
    </style:style>
    <style:style style:name="ce5" style:family="table-cell" style:parent-style-name="Default" style:data-style-name="N75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99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9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99">
      <style:table-cell-properties style:diagonal-bl-tr="none" style:diagonal-tl-br="none"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Optio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4" table:default-cell-style-name="ce4"/>
        <table:table-row table:style-name="ro1">
          <table:table-cell table:style-name="ce2" office:value-type="string">
            <text:p>QuantLib version</text:p>
          </table:table-cell>
          <table:table-cell table:formula="of:=QUANTLIB.CALCADDINS.QLVERSION()" office:value-type="string" office:string-value="0.9.9">
            <text:p>0.9.9</text:p>
          </table:table-cell>
          <table:table-cell table:number-columns-repeated="254"/>
        </table:table-row>
        <table:table-row table:style-name="ro1">
          <table:table-cell table:style-name="ce2" table:number-columns-repeated="2"/>
          <table:table-cell table:number-columns-repeated="254"/>
        </table:table-row>
        <table:table-row table:style-name="ro1">
          <table:table-cell table:style-name="ce2" office:value-type="string">
            <text:p>today's date</text:p>
          </table:table-cell>
          <table:table-cell table:style-name="ce5" office:value-type="date" office:date-value="1998-05-15">
            <text:p>15 May 1998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et global evaluation date</text:p>
          </table:table-cell>
          <table:table-cell table:style-name="ce6" table:formula="of:=QUANTLIB.CALCADDINS.QLSETTINGSSETEVALUATIONDATE([.B3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1">
          <table:table-cell table:style-name="ce2" office:value-type="string">
            <text:p>settlement date</text:p>
          </table:table-cell>
          <table:table-cell table:style-name="ce5" office:value-type="date" office:date-value="1998-05-17">
            <text:p>17 May 1998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alendar</text:p>
          </table:table-cell>
          <table:table-cell table:style-name="ce5" office:value-type="string">
            <text:p>Targe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volatility</text:p>
          </table:table-cell>
          <table:table-cell table:style-name="ce7" office:value-type="float" office:value="0.2">
            <text:p>0.20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ay counter</text:p>
          </table:table-cell>
          <table:table-cell table:style-name="ce8" office:value-type="string">
            <text:p>Actual/365 (Fixed)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black constant vol object</text:p>
          </table:table-cell>
          <table:table-cell table:style-name="ce8" table:formula="of:=QUANTLIB.CALCADDINS.QLBLACKCONSTANTVOL(&quot;blackvol1&quot;;[.B6];[.B7];[.B8];[.B9];0;0;1)" office:value-type="string" office:string-value="blackvol1">
            <text:p>blackvol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8"/>
          <table:table-cell table:number-columns-repeated="254"/>
        </table:table-row>
        <table:table-row table:style-name="ro1">
          <table:table-cell table:style-name="ce2" office:value-type="string">
            <text:p>underlying</text:p>
          </table:table-cell>
          <table:table-cell table:style-name="ce7" office:value-type="float" office:value="36">
            <text:p>36.00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isk free rate</text:p>
          </table:table-cell>
          <table:table-cell table:style-name="ce7" office:value-type="float" office:value="0.06">
            <text:p>0.06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ividend yield</text:p>
          </table:table-cell>
          <table:table-cell table:style-name="ce7" office:value-type="float" office:value="0">
            <text:p>0.00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tochastic process object</text:p>
          </table:table-cell>
          <table:table-cell table:style-name="ce8" table:formula="of:=QUANTLIB.CALCADDINS.QLGENERALIZEDBLACKSCHOLESPROCESS(&quot;blackscholes1&quot;;[.B10];[.B12];[.B9];[.B6];[.B13];[.B14];0;0;1)" office:value-type="string" office:string-value="blackscholes1">
            <text:p>blackscholes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8"/>
          <table:table-cell table:number-columns-repeated="254"/>
        </table:table-row>
        <table:table-row table:style-name="ro1">
          <table:table-cell table:style-name="ce2" office:value-type="string">
            <text:p>exercise date</text:p>
          </table:table-cell>
          <table:table-cell table:style-name="ce5" office:value-type="date" office:date-value="1999-05-17">
            <text:p>17 May 1999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exercise object</text:p>
          </table:table-cell>
          <table:table-cell table:style-name="ce9" table:formula="of:=QUANTLIB.CALCADDINS.QLEUROPEANEXERCISE(&quot;eu_exercise&quot;;[.B17];0;0;1)" office:value-type="string" office:string-value="eu_exercise">
            <text:p>eu_exercise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9"/>
          <table:table-cell table:style-name="ce8"/>
          <table:table-cell table:number-columns-repeated="253"/>
        </table:table-row>
        <table:table-row table:style-name="ro1">
          <table:table-cell table:style-name="ce2" office:value-type="string">
            <text:p>payoff type</text:p>
          </table:table-cell>
          <table:table-cell table:style-name="ce8" office:value-type="string">
            <text:p>Vanilla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2" office:value-type="string">
            <text:p>option type</text:p>
          </table:table-cell>
          <table:table-cell table:style-name="ce8" office:value-type="string">
            <text:p>PUT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2" office:value-type="string">
            <text:p>strike</text:p>
          </table:table-cell>
          <table:table-cell table:style-name="ce7" office:value-type="float" office:value="40">
            <text:p>40.00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2" office:value-type="string">
            <text:p>striked type payoff</text:p>
          </table:table-cell>
          <table:table-cell table:style-name="ce7" table:formula="of:=QUANTLIB.CALCADDINS.QLSTRIKEDTYPEPAYOFF(&quot;eu_payoff&quot;;[.B20];[.B21];[.B22];0;0;0;1)" office:value-type="string" office:string-value="eu_payoff">
            <text:p>eu_payoff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2" office:value-type="string">
            <text:p>pricing engine</text:p>
          </table:table-cell>
          <table:table-cell table:style-name="ce8" table:formula="of:=QUANTLIB.CALCADDINS.QLPRICINGENGINE(&quot;eur_example_engine&quot;;&quot;AE&quot;;[.B15];0;0;1)" office:value-type="string" office:string-value="eur_example_engine">
            <text:p>eur_example_engine</text:p>
          </table:table-cell>
          <table:table-cell table:style-name="ce8"/>
          <table:table-cell table:number-columns-repeated="253"/>
        </table:table-row>
        <table:table-row table:style-name="ro1">
          <table:table-cell table:style-name="ce2"/>
          <table:table-cell table:style-name="ce8" table:number-columns-repeated="2"/>
          <table:table-cell table:number-columns-repeated="253"/>
        </table:table-row>
        <table:table-row table:style-name="ro1">
          <table:table-cell table:style-name="ce2" office:value-type="string">
            <text:p>european option</text:p>
          </table:table-cell>
          <table:table-cell table:style-name="ce8" table:formula="of:=QUANTLIB.CALCADDINS.QLVANILLAOPTION(&quot;european_option&quot;;[.B23];[.B18];0;0;1)" office:value-type="string" office:string-value="european_option">
            <text:p>european_option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et engine</text:p>
          </table:table-cell>
          <table:table-cell table:style-name="ce10" table:formula="of:=QUANTLIB.CALCADDINS.QLINSTRUMENTSETPRICINGENGINE([.B26];[.B24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NPV</text:p>
          </table:table-cell>
          <table:table-cell table:style-name="ce7" table:formula="of:=QUANTLIB.CALCADDINS.QLINSTRUMENTNPV([.B26];[.B27])" office:value-type="float" office:value="3.84430779159684">
            <text:p>3.84</text:p>
          </table:table-cell>
          <table:table-cell table:number-columns-repeated="254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BLACK_SCHOLES" table:base-cell-address="$Option.$A$1" table:expression="['file:///usr/local/erik/projects/branch/QuantLibAddin/Clients/Calc/options.xls'#$data.$B$1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style:text-properties fo:color="#ff0000"/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style:text-properties fo:color="#ff0000"/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£</number:text>
      <number:number number:decimal-places="0" number:min-integer-digits="1" number:grouping="true"/>
      <number:text> </number:text>
    </number:number-style>
    <number:number-style style:name="N143P1" style:volatile="true">
      <number:text>-£</number:text>
      <number:number number:decimal-places="0" number:min-integer-digits="1" number:grouping="true"/>
      <number:text> </number:text>
    </number:number-style>
    <number:number-style style:name="N143P2" style:volatile="true">
      <number:text> £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£</number:text>
      <number:number number:decimal-places="2" number:min-integer-digits="1" number:grouping="true"/>
      <number:text> </number:text>
    </number:number-style>
    <number:number-style style:name="N149P1" style:volatile="true">
      <number:text>-£</number:text>
      <number:number number:decimal-places="2" number:min-integer-digits="1" number:grouping="true"/>
      <number:text> </number:text>
    </number:number-style>
    <number:number-style style:name="N149P2" style:volatile="true">
      <number:text> £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3" number:min-integer-digits="1"/>
    </number:number-style>
    <number:number-style style:name="N153">
      <number:number number:decimal-places="1" number:min-integer-digits="1"/>
    </number:number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-</number:text>
      <number:number number:decimal-places="1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4" number:min-integer-digits="1"/>
    </number:number-style>
    <number:date-style style:name="N160P0" style:volatile="true">
      <number:day/>
      <number:text>/ </number:text>
      <number:month number:textual="true"/>
      <number:text>/ </number:text>
      <number:year/>
    </number:date-style>
    <number:text-style style:name="N160">
      <number:text-content/>
      <style:map style:condition="value()&gt;=0" style:apply-style-name="N160P0"/>
    </number:text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2">
      <number:number number:decimal-places="7" number:min-integer-digits="1"/>
    </number:number-style>
    <number:number-style style:name="N163">
      <number:number number:decimal-places="6" number:min-integer-digits="1"/>
    </number:number-style>
    <number:number-style style:name="N164">
      <number:number number:decimal-places="5" number:min-integer-digits="1"/>
    </number:number-style>
    <number:number-style style:name="N167P0" style:volatile="true">
      <number:number number:decimal-places="3" number:min-integer-digits="1" number:grouping="true"/>
      <number:text> </number:text>
    </number:number-style>
    <number:number-style style:name="N167P1" style:volatile="true">
      <number:text>-</number:text>
      <number:number number:decimal-places="3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number:number number:decimal-places="4" number:min-integer-digits="1" number:grouping="true"/>
      <number:text> </number:text>
    </number:number-style>
    <number:number-style style:name="N170P1" style:volatile="true">
      <number:text>-</number:text>
      <number:number number:decimal-places="4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5" number:min-integer-digits="1" number:grouping="true"/>
      <number:text> </number:text>
    </number:number-style>
    <number:number-style style:name="N173P1" style:volatile="true">
      <number:text>-</number:text>
      <number:number number:decimal-places="5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3" number:min-integer-digits="1"/>
    </number:number-style>
    <number:number-style style:name="N175P1" style:volatile="true">
      <style:text-properties fo:color="#ff0000"/>
      <number:text>-</number:text>
      <number:number number:decimal-places="3" number:min-integer-digits="1"/>
    </number:number-style>
    <number:number-style style:name="N175">
      <number:number number:decimal-places="0" number:min-integer-digits="1"/>
      <style:map style:condition="value()&gt;0" style:apply-style-name="N175P0"/>
      <style:map style:condition="value()&lt;0" style:apply-style-name="N175P1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number-style style:name="N177P1" style:volatile="true">
      <number:text/>
    </number:number-style>
    <number:number-style style:name="N177P2" style:volatile="true">
      <number:text/>
    </number:number-style>
    <number:text-style style:name="N177">
      <number:tex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percentage-style style:name="N180P0" style:volatile="true">
      <style:text-properties fo:color="#0000ff"/>
      <number:number number:decimal-places="2" number:min-integer-digits="1"/>
      <number:text>%</number:text>
    </number:percentage-style>
    <number:percentage-style style:name="N180P1" style:volatile="true">
      <style:text-properties fo:color="#ff0000"/>
      <number:text>-</number:text>
      <number:number number:decimal-places="2" number:min-integer-digits="1"/>
      <number:text>%</number:text>
    </number:percentage-style>
    <number:percentage-style style:name="N180">
      <style:text-properties fo:color="#000000"/>
      <number:number number:decimal-places="2" number:min-integer-digits="1"/>
      <number:text>%</number:text>
      <style:map style:condition="value()&gt;0" style:apply-style-name="N180P0"/>
      <style:map style:condition="value()&lt;0" style:apply-style-name="N180P1"/>
    </number:percentage-style>
    <number:percentage-style style:name="N181">
      <number:number number:decimal-places="3" number:min-integer-digits="1"/>
      <number:text>%</number:text>
    </number:percentage-style>
    <number:percentage-style style:name="N182">
      <number:number number:decimal-places="4" number:min-integer-digits="1"/>
      <number:text>%</number:text>
    </number:percentage-style>
    <number:number-style style:name="N183">
      <number:text>#,##0.00</number:text>
    </number:number-style>
    <number:date-style style:name="N18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4">
      <number:text-content/>
      <style:map style:condition="value()&gt;=0" style:apply-style-name="N184P0"/>
    </number:text-style>
    <number:time-style style:name="N186P0" style:volatile="true">
      <number:hours/>
      <number:text>:</number:text>
      <number:minutes number:style="long"/>
      <number:text>:</number:text>
      <number:seconds number:style="long"/>
    </number:time-style>
    <number:text-style style:name="N186">
      <number:text-content/>
      <style:map style:condition="value()&gt;=0" style:apply-style-name="N186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9/11/2009</text:date>, <text:time>13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tion" style:display-name="PageStyle_Op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erik</meta:initial-creator>
    <meta:creation-date>2008-01-04T21:56:38</meta:creation-date>
    <dc:creator>Roland Lichters</dc:creator>
    <dc:date>2009-11-19T13:28:12</dc:date>
    <meta:editing-cycles>15</meta:editing-cycles>
    <meta:editing-duration>PT00H38M52S</meta:editing-duration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